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6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6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8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7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8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3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5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414" draw:master-page-name="Master1-Layout1-title-Title-Slide" presentation:presentation-page-layout-name="Master1-PPL1" draw:id="Slide-256">
        <draw:frame draw:id="id95" presentation:style-name="a418" draw:name="Title 1" svg:x="1.2in" svg:y="0.83in" svg:width="11in" svg:height="3.9in" presentation:class="title" presentation:placeholder="false">
          <draw:text-box>
            <text:p text:style-name="a417" text:class-names="" text:cond-style-name=""><text:span text:style-name="a415" text:class-names="">Group 5</text:span><text:span text:style-name="a416" text:class-names=""/></text:p>
          </draw:text-box>
          <svg:title/>
          <svg:desc/>
        </draw:frame>
        <draw:frame draw:id="id96" presentation:style-name="a429" draw:name="Subtitle 2" svg:x="1.20303in" svg:y="4.87273in" svg:width="11in" svg:height="1.25in" presentation:class="subtitle" presentation:placeholder="false">
          <draw:text-box>
            <text:p text:style-name="a428" text:class-names="" text:cond-style-name=""><text:span text:style-name="a419" text:class-names="">Kyle</text:span><text:span text:style-name="a420" text:class-names=""><text:s text:c="1"/></text:span><text:span text:style-name="a421" text:class-names="">Bodin,</text:span><text:span text:style-name="a422" text:class-names=""><text:s text:c="1"/></text:span><text:span text:style-name="a423" text:class-names="">George</text:span><text:span text:style-name="a424" text:class-names=""><text:s text:c="1"/></text:span><text:span text:style-name="a425" text:class-names="">Croucher, Luke Coates, Viktor<text:s text:c="1"/></text:span><text:span text:style-name="a426" text:class-names="">Bonev</text:span><text:span text:style-name="a427" text:class-names=""/></text:p>
          </draw:text-box>
          <svg:title/>
          <svg:desc/>
        </draw:frame>
      </draw:page>
      <draw:page draw:name="Slide2" draw:style-name="a430" draw:master-page-name="Master1-Layout2-obj-Title-and-Content" presentation:presentation-page-layout-name="Master1-PPL2" draw:id="Slide-257">
        <draw:frame draw:id="id97" presentation:style-name="a434" draw:name="Title 1" svg:x="1.2in" svg:y="0.31343in" svg:width="11in" svg:height="1.58657in" presentation:class="title" presentation:placeholder="false">
          <draw:text-box>
            <text:p text:style-name="a433" text:class-names="" text:cond-style-name=""><text:span text:style-name="a431" text:class-names="">Brief Guidelines</text:span><text:span text:style-name="a432" text:class-names=""/></text:p>
          </draw:text-box>
          <svg:title/>
          <svg:desc/>
        </draw:frame>
        <draw:frame draw:id="id98" presentation:style-name="a457" draw:name="Content Placeholder 2" svg:x="1.2in" svg:y="2.01852in" svg:width="11in" svg:height="4.4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Create a Single player game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Choose a game genre - e.g. Platformer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Remove a mechanic - e.g. Remove jumping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Replace it with a new mechanic- e.g. walk up surfaces</text:span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2-obj-Title-and-Content" presentation:presentation-page-layout-name="Master1-PPL2" draw:id="Slide-258">
        <draw:frame draw:id="id99" presentation:style-name="a462" draw:name="Title 1" svg:x="1.2in" svg:y="0.31343in" svg:width="11in" svg:height="1.58657in" presentation:class="title" presentation:placeholder="false">
          <draw:text-box>
            <text:p text:style-name="a461" text:class-names="" text:cond-style-name=""><text:span text:style-name="a459" text:class-names="">Our Game</text:span><text:span text:style-name="a460" text:class-names=""/></text:p>
          </draw:text-box>
          <svg:title/>
          <svg:desc/>
        </draw:frame>
        <draw:frame draw:id="id100" presentation:style-name="a485" draw:name="Content Placeholder 2" svg:x="1.2in" svg:y="2.01852in" svg:width="11in" svg:height="4.4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Platformer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Removal of Jump &amp; Movement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1" text:class-names="">Added Grapple hook</text:span><text:span text:style-name="a482" text:class-names=""/></text:p>
              </text:list-item>
            </text:list>
          </draw:text-box>
          <svg:title/>
          <svg:desc/>
        </draw:frame>
      </draw:page>
      <draw:page draw:name="Slide4" draw:style-name="a486" draw:master-page-name="Master1-Layout2-obj-Title-and-Content" presentation:presentation-page-layout-name="Master1-PPL2" draw:id="Slide-259">
        <draw:frame draw:id="id101" presentation:style-name="a487" draw:name="Title 1" svg:x="1.2in" svg:y="0.31343in" svg:width="11in" svg:height="1.58657in" presentation:class="title" presentation:placeholder="true">
          <draw:text-box/>
          <svg:title/>
          <svg:desc/>
        </draw:frame>
        <draw:frame draw:id="id102" presentation:style-name="a488" draw:name="Content Placeholder 2" svg:x="1.2in" svg:y="2.01852in" svg:width="11in" svg:height="4.4in" presentation:class="outline" presentation:placeholder="true">
          <draw:text-box/>
          <svg:title/>
          <svg:desc/>
        </draw:frame>
      </draw:page>
      <draw:page draw:name="Slide5" draw:style-name="a489" draw:master-page-name="Master1-Layout2-obj-Title-and-Content" presentation:presentation-page-layout-name="Master1-PPL2" draw:id="Slide-260">
        <draw:frame draw:id="id103" presentation:style-name="a490" draw:name="Title 1" svg:x="1.2in" svg:y="0.31343in" svg:width="11in" svg:height="1.58657in" presentation:class="title" presentation:placeholder="true">
          <draw:text-box/>
          <svg:title/>
          <svg:desc/>
        </draw:frame>
        <draw:frame draw:id="id104" presentation:style-name="a491" draw:name="Content Placeholder 2" svg:x="1.2in" svg:y="2.01852in" svg:width="11in" svg:height="4.4in" presentation:class="outline" presentation:placeholder="true">
          <draw:text-box/>
          <svg:title/>
          <svg:desc/>
        </draw:frame>
      </draw:page>
      <draw:page draw:name="Slide6" draw:style-name="a492" draw:master-page-name="Master1-Layout2-obj-Title-and-Content" presentation:presentation-page-layout-name="Master1-PPL2" draw:id="Slide-261">
        <draw:frame draw:id="id105" presentation:style-name="a496" draw:name="Title 1" svg:x="0.91667in" svg:y="3.02517in" svg:width="11.5in" svg:height="1.44965in" presentation:class="title" presentation:placeholder="false">
          <draw:text-box>
            <text:p text:style-name="a495" text:class-names="" text:cond-style-name=""><text:span text:style-name="a493" text:class-names="">Any Questions?</text:span><text:span text:style-name="a49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default-style style:family="graphic">
      <style:graphic-properties draw:fill="solid" draw:fill-color="#e48312" draw:opacity="100%" draw:stroke="solid" svg:stroke-width="0.01736in" svg:stroke-color="#a75f0a" svg:stroke-opacity="100%" svg:stroke-linecap="butt"/>
    </style:default-style>
    <draw:fill-image draw:name="a323" xlink:href="media/image1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bd582c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bd582c" draw:opacity="100%" draw:stroke="none"/>
    </style:style>
    <style:style style:family="text" style:name="a18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48312" draw:opacity="100%" draw:stroke="none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bd582c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bd582c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e48312" draw:opacity="100%" draw:stroke="non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e48312" draw:opacity="100%" draw:stroke="none"/>
    </style:style>
    <style:style style:family="paragraph" style:name="a3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e48312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bd582c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bd582c" draw:opacity="100%" draw:stroke="none"/>
    </style:style>
    <style:style style:family="graphic" style:name="a39">
      <style:graphic-properties draw:fill="solid" draw:fill-color="#e48312" draw:opacity="100%" draw:stroke="none"/>
    </style:style>
    <style:style style:family="graphic" style:name="a260">
      <style:graphic-properties draw:fill="solid" draw:fill-color="#e48312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bd582c" draw:opacity="100%" draw:stroke="none"/>
    </style:style>
    <style:style style:family="graphic" style:name="a124">
      <style:graphic-properties draw:fill="solid" draw:fill-color="#e48312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bd582c" draw:opacity="100%" draw:stroke="none"/>
    </style:style>
    <style:style style:family="graphic" style:name="a275">
      <style:graphic-properties draw:fill="solid" draw:fill-color="#e48312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bd582c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e48312" draw:opacity="100%" draw:stroke="none"/>
    </style:style>
    <style:style style:family="text" style:name="a30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bd582c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e48312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5in" fo:padding-bottom="0.05in" fo:padding-left="0.5in" fo:padding-right="0in" draw:textarea-vertical-align="top" draw:textarea-horizontal-align="left" draw:fill="bitmap" draw:fill-image-name="a323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solid" draw:fill-color="#bd582c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e48312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/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.00347in" svg:y="7in" svg:width="13.32986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/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/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in" svg:y="7in" svg:width="13.33333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8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/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/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Two-Content" style:page-layout-name="pageLayout1" draw:style-name="a122">
      <draw:custom-shape svg:x="0in" svg:y="7in" svg:width="13.33333in" svg:height="0.5in" draw:id="id32" draw:layer="Master1-bg" draw:style-name="a1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2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10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/></text:span><text:span text:style-name="a173" text:class-names=""/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in" svg:y="7in" svg:width="13.33333in" svg:height="0.5in" draw:id="id41" draw:layer="Master1-bg" draw:style-name="a17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7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12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Edit Master text styles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7in" svg:width="5.4in" svg:height="3.6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ifth le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 Master text styles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6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/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/></text:span><text:span text:style-name="a235" text:class-names=""/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0in" svg:y="7in" svg:width="13.33333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7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Click to edit Master title styl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/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/></text:span><text:span text:style-name="a27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Click to edit Master title styl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in" svg:height="0.9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75" presentation:style-name="a324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ck icon to add picture</text:span><text:span text:style-name="a321" text:class-names=""/></text:p>
        </draw:text-box>
        <svg:title/>
        <svg:desc/>
      </draw:frame>
      <draw:frame draw:id="id76" presentation:style-name="a328" draw:name="Text Placeholder 3" svg:x="1.2in" svg:y="6.46in" svg:width="11.06in" svg:height="0.6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</draw:text-box>
        <svg:title/>
        <svg:desc/>
      </draw:frame>
      <draw:frame draw:id="id77" presentation:style-name="a333" draw:name="Date Placeholder 4" svg:x="1.2in" svg:y="7.06451in" svg:width="2.70371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/></text:span><text:span text:style-name="a331" text:class-names=""/></text:p>
        </draw:text-box>
        <svg:title/>
        <svg:desc/>
      </draw:frame>
      <draw:frame draw:id="id78" presentation:style-name="a336" draw:name="Footer Placeholder 5" svg:x="4.03126in" svg:y="7.06451in" svg:width="5.27428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9" presentation:style-name="a340" draw:name="Slide Number Placeholder 6" svg:x="10.82727in" svg:y="7.06451in" svg:width="1.43485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/></text:span><text:span text:style-name="a33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1">
      <draw:custom-shape svg:x="0in" svg:y="7in" svg:width="13.33333in" svg:height="0.5in" draw:id="id80" draw:layer="Master1-bg" draw:style-name="a3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4" draw:name="Straight Connector 8">
        <svg:title/>
        <svg:desc/>
      </draw:connector>
      <draw:frame draw:id="id83" presentation:style-name="a348" draw:name="Title 1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84" presentation:style-name="a365" draw:name="Vertical Text Placeholder 2" svg:x="1.2in" svg:y="2.01852in" svg:width="11in" svg:height="4.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0" draw:name="Date Placeholder 3" svg:x="1.2in" svg:y="7.06451in" svg:width="2.70371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/></text:span><text:span text:style-name="a368" text:class-names=""/></text:p>
        </draw:text-box>
        <svg:title/>
        <svg:desc/>
      </draw:frame>
      <draw:frame draw:id="id86" presentation:style-name="a373" draw:name="Footer Placeholder 4" svg:x="4.03126in" svg:y="7.06451in" svg:width="5.27428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7" presentation:style-name="a377" draw:name="Slide Number Placeholder 5" svg:x="10.82727in" svg:y="7.06451in" svg:width="1.43485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/></text:span><text:span text:style-name="a37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8">
      <draw:custom-shape svg:x="0.00347in" svg:y="7in" svg:width="13.32986in" svg:height="0.5in" draw:id="id88" draw:style-name="a3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4" draw:name="Vertical Title 1" svg:x="9.54167in" svg:y="0.45361in" svg:width="2.875in" svg:height="6.29639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91" presentation:style-name="a401" draw:name="Vertical Text Placeholder 2" svg:x="0.91667in" svg:y="0.45361in" svg:width="8.45833in" svg:height="6.29639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6" draw:name="Date Placeholder 3" svg:x="1.2in" svg:y="7.06451in" svg:width="2.70371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93" presentation:style-name="a409" draw:name="Footer Placeholder 4" svg:x="4.03126in" svg:y="7.06451in" svg:width="5.27428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4" presentation:style-name="a413" draw:name="Slide Number Placeholder 5" svg:x="10.82727in" svg:y="7.06451in" svg:width="1.43485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oup 5</dc:title>
    <meta:initial-creator>kyle bodin</meta:initial-creator>
    <dc:creator>kyle bodin</dc:creator>
    <meta:creation-date>2019-02-24T15:21:20Z</meta:creation-date>
    <dc:date>2019-02-24T15:27:09Z</dc:date>
    <meta:template xlink:href="Retrospect" xlink:type="simple"/>
    <meta:editing-cycles>1</meta:editing-cycles>
    <meta:editing-duration>PT349S</meta:editing-duration>
    <meta:document-statistic meta:paragraph-count="19" meta:word-count="67"/>
  </office:meta>
</office:document-meta>
</file>